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Component.parse( 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ltComponent.createXsl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Component.isForceDocIf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getXsl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Component.get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Component.setUseStringBuffer( boolean useString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createTempl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Component.setXsltParameters( Map xslt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shouldOutputResult( 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Component.getXsl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isDisable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getTempl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Component.setForceDocIfDom( boolean forceDocIf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getXsl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transform( MessageExchange exchange , NormalizedMessage in , NormalizedMessag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ltComponent.createTransformer( MessageExchange exchange , NormalizedMessage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ltComponent.setTransformerFactory( TransformerFactory transform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setDisableOutput( boolean disable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transformContent( Transformer transformer , MessageExchange exchange , NormalizedMessage in , NormalizedMessage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ltComponent.isUseString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setXsltSource( Source xsl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setXsltResource( Resource xslt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Component.configureTransformer( Transformer transformer , MessageExchange exchange , NormalizedMessag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